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1cda"/>
    </style:style>
    <style:style style:name="T1" style:family="text">
      <style:text-properties officeooo:rsid="0015a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211111113155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0T11:11:59.197000000</dc:date>
    <meta:editing-duration>PT40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1" meta:character-count="15" meta:non-whitespace-character-count="15"/>
  </office:meta>
</office:document-meta>
</file>